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pitch="fixed"/>
    <style:font-face style:name="Rasheeq" svg:font-family="Rasheeq"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use-window-font-color="true" style:font-name="Courier 10 Pitch" fo:font-size="12pt" fo:font-weight="normal" style:font-size-asian="12pt" style:font-weight-asian="normal" style:font-size-complex="12pt" style:font-weight-complex="normal"/>
    </style:style>
    <style:style style:name="P2" style:family="paragraph" style:parent-style-name="Standard">
      <style:text-properties style:use-window-font-color="true" style:font-name="Courier 10 Pitch" fo:font-size="12pt" fo:font-weight="normal" style:font-size-asian="12pt" style:font-weight-asian="normal" style:font-size-complex="12pt" style:font-weight-complex="normal"/>
    </style:style>
    <style:style style:name="P3" style:family="paragraph" style:parent-style-name="Standard">
      <style:text-properties style:use-window-font-color="true" style:text-outline="false" style:text-line-through-style="none" style:font-name="Courier 10 Pitch" fo:font-size="12pt" fo:font-style="normal" fo:text-shadow="none" style:text-underline-style="none" fo:font-weight="normal" style:letter-kerning="true" style:font-name-asian="Nimbus Sans L1" style:font-size-asian="12pt" style:font-style-asian="normal" style:font-weight-asian="normal" style:font-name-complex="Nimbus Sans L1" style:font-size-complex="12pt" style:font-style-complex="normal" style:font-weight-complex="normal" style:text-emphasize="none" style:text-overline-style="none" style:text-overline-color="font-color"/>
    </style:style>
    <style:style style:name="P4" style:family="paragraph" style:parent-style-name="Standard">
      <style:text-properties style:use-window-font-color="true" style:text-outline="false" style:text-line-through-style="none" style:font-name="Courier 10 Pitch" fo:font-size="12pt" fo:font-style="normal" fo:text-shadow="none" style:text-underline-style="none" fo:font-weight="normal" style:letter-kerning="true" style:font-name-asian="Rasheeq" style:font-size-asian="12pt" style:font-style-asian="normal" style:font-weight-asian="normal" style:font-name-complex="Rasheeq" style:font-size-complex="12pt" style:font-style-complex="normal" style:font-weight-complex="normal" style:text-emphasize="none"/>
    </style:style>
    <style:style style:name="P5" style:family="paragraph" style:parent-style-name="Standard">
      <style:text-properties style:use-window-font-color="true" style:font-name="Courier 10 Pitch" fo:font-size="12pt" fo:font-weight="normal" style:font-size-asian="12pt" style:font-weight-asian="normal" style:font-size-complex="12pt" style:font-weight-complex="normal"/>
    </style:style>
    <style:style style:name="P6" style:family="paragraph" style:parent-style-name="Standard">
      <style:text-properties style:font-name="Courier 10 Pitch"/>
    </style:style>
    <style:style style:name="P7"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10 Pitch" fo:font-size="12pt" fo:font-style="normal" fo:text-shadow="none" style:text-underline-style="none" fo:font-weight="normal" style:letter-kerning="true" style:font-name-asian="Rasheeq" style:font-size-asian="12pt" style:font-style-asian="normal" style:font-weight-asian="normal" style:font-name-complex="Rasheeq" style:font-size-complex="12pt" style:font-style-complex="normal" style:font-weight-complex="normal" style:text-emphasize="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use-window-font-color="true"/>
    </style:style>
    <style:style style:name="T4" style:family="text">
      <style:text-properties style:use-window-font-color="true" fo:font-size="12pt" fo:font-weight="normal" style:font-size-asian="12pt" style:font-weight-asian="normal" style:font-size-complex="12pt" style:font-weight-complex="normal"/>
    </style:style>
    <style:style style:name="T5" style:family="text">
      <style:text-properties style:use-window-font-color="true" style:font-name="Courier 10 Pitch" fo:font-size="12pt" fo:font-weight="normal" style:font-size-asian="12pt" style:font-weight-asian="normal" style:font-size-complex="12pt" style:font-weight-complex="normal"/>
    </style:style>
    <style:style style:name="T6" style:family="text">
      <style:text-properties style:font-name="Courier 10 Pitch"/>
    </style:style>
    <style:style style:name="T7" style:family="text">
      <style:text-properties fo:font-size="12pt"/>
    </style:style>
    <style:style style:name="T8" style:family="text">
      <style:text-properties fo:font-weight="normal"/>
    </style:style>
    <style:style style:name="T9" style:family="text">
      <style:text-properties style:font-size-asian="12pt"/>
    </style:style>
    <style:style style:name="T10" style:family="text">
      <style:text-properties style:font-weight-asian="normal"/>
    </style:style>
    <style:style style:name="T11" style:family="text">
      <style:text-properties style:font-size-complex="12pt"/>
    </style:style>
    <style:style style:name="T12"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 vielfachen Wunsch hier der Text der Keynode vom 04.03.2010 zur Eröffnung des OSM-Teiles anlässlich der Fossgis-Konferenz 2010 in Osnabrück.</text:p>
      <text:p text:style-name="P1"/>
      <text:p text:style-name="P1">Der Text gibt nicht wortwörtlich wieder, was ich dort erzählt habe. Weite Teile des Vortrages waren nur an Hand von Stichpunkten <text:s text:c="2"/>wiedergegeben, die meisten Dinge hab ich frei erzählt. Das folgende ist also nur der Versuch einer Zusammenfassung und gibt auch nur sperrig wieder, was in freier Rede besser transportierbar ist, nämlich Emotionen. Deswegen hab ich zur Sicherheit noch ein paar Smileys eingefügt. Überhaupt sollte man im Zweifel lieber Sarkasmus-Tags setzen. So denn...</text:p>
      <text:p text:style-name="P1"/>
      <text:p text:style-name="P1"/>
      <text:p text:style-name="P1">------------------------------------------------------------------</text:p>
      <text:p text:style-name="P1"/>
      <text:p text:style-name="P1">Als erstes Möchte ich natürlich alle hier recht herzlich begrüssen denen OSM so wichtig ist, dass sie mitten in der Woche eine Möglichkeit gefunden haben, her zukommen, auch ohne Massenmail. ;-)</text:p>
      <text:p text:style-name="P1"/>
      <text:p text:style-name="P1">Die Fossgis hat hat keine Kosten und Mühen gescheut.</text:p>
      <text:p text:style-name="P1">Zumindest bei den Mühen bin ich mir da ganz sicher.</text:p>
      <text:p text:style-name="P1"/>
      <text:p text:style-name="P1">Besonderer Dank gilt den Organisatoren dieser Konferenz, von denen ich persönlich nur wenige kenne. Da wäre zum Beispiel Kai Behnke.</text:p>
      <text:p text:style-name="P1">Ich hatte im Sommer 2008 das Vergnügen an einer von ihm initiierten Mappingparty in Bohmte teilzunehmen. Ein Defizit an Erfahrung für jeden, der nicht dabei war! :-)</text:p>
      <text:p text:style-name="P1"/>
      <text:p text:style-name="P1">Wie hängen OSM und Fossgis eigentlich zusammen?</text:p>
      <text:p text:style-name="P1">Auf dem Kickofftreffen im Herbst 2008 in Essen wurde unter Anderem die Frage diskutiert, ob es analog zur international agierenden OSMF einen deutschen OSM-Verein geben sollte. Es standen die Varianten „eigener ÖSM-Verein“, „kein Verein“ und „Anschluss an einen bestehenden Verein“ zur Debatte. Nach intensiver Diskussion hatten wir uns seinerzeit auf letztere Variante geeinigt, wobei die Wahl naheliegender Weise auf den Fossgis fiel.</text:p>
      <text:p text:style-name="P1">Wir hielten das damals für die beste Lösung und bis jetzt sieht es so aus, als hätten wir recht behalten.</text:p>
      <text:p text:style-name="P1">Ich hatte gestern die Gelegenheit bei der Mitglieder-Vollversammlung dabei zu sein. Ich kann nur sagen Respekt für die Leute, für das Engagement und für die Arbeit.</text:p>
      <text:p text:style-name="P1">Fossgis ist ja das local Chapter beim OS Geo</text:p>
      <text:p text:style-name="P1">Das ist der Verein, der das international macht, was der Fossgis in Deutschland macht</text:p>
      <text:p text:style-name="P1">Und auch hier haben wir wieder eine Vorreiterrolle, eine solche Zusammenarbeit gibt es in dieser Form nur in Deutschland</text:p>
      <text:p text:style-name="P1">Ich bin der festen Überzeugung, dass die Fossgis unsere Interessen am besten vertritt.</text:p>
      <text:p text:style-name="P1">… und wenn ich heute Abend genug getrunken habe, fülle ich vielleicht sogar einen Aufnahmeantrag aus. ;-)</text:p>
      <text:p text:style-name="P1"><text:soft-page-break/></text:p>
      <text:p text:style-name="P3">Full disclosure...</text:p>
      <text:p text:style-name="P3">I am just a mapper, but I come in peace</text:p>
      <text:p text:style-name="P4"/>
      <text:p text:style-name="P7">Mein Name ist Michael Büge, ich wohne in Hamburg und mappe dort seit Herbst 2006. Nebenbei mach ich noch Vortäge zu OSM und ein wenig Pressearbeit.</text:p>
      <text:p text:style-name="P7">Und ja, ich mappe tatsächlich nur. </text:p>
      <text:p text:style-name="P7">Das programmieren habe ich aufgegeben, als ich gemerkt habe, </text:p>
      <text:p text:style-name="P7">dass es Leute gibt, die das doppelt so schnell können wie ich, </text:p>
      <text:p text:style-name="P7">aber nur halb so alt sind.</text:p>
      <text:p text:style-name="P1">Jetzt werden einige bestimmt fragen: „warum hält der eigentlich die Keynode?“</text:p>
      <text:p text:style-name="P1"/>
      <text:p text:style-name="P1">Eigentlich werden Keynodes ja von wichtigen Leuten gehalten. </text:p>
      <text:p text:style-name="P1">Hageren Menschen in schwarzen Rollkrangenpullovern oder </text:p>
      <text:p text:style-name="P1">dicken Menschen mit Achselschweiß.</text:p>
      <text:p text:style-name="P1">Und die halten dann immer Dinge hoch, die nicht richtig funktionieren.</text:p>
      <text:p text:style-name="P1">Das mit Achselschweiß bekomme ich eventuell hin.</text:p>
      <text:p text:style-name="P1">Und mit unfertigen Sachen könnte ich auch dienen.</text:p>
      <text:p text:style-name="P1">Einer Lizenz zum Beispiel,</text:p>
      <text:p text:style-name="P1">oder einer Lösung für Linienbündel,</text:p>
      <text:p text:style-name="P1">oder einer Lösung für temporäre Objekte. </text:p>
      <text:p text:style-name="P1">;-)</text:p>
      <text:p text:style-name="P1"/>
      <text:p text:style-name="P1">Was ist der Sinn von Keynodes?</text:p>
      <text:p text:style-name="P1">In Keynodes wird sich bedankt, da wird ein wenig gelobhudelt, aber klappern gehört zum Handwerk, da muss man durch.</text:p>
      <text:p text:style-name="P1"/>
      <text:p text:style-name="P1">Und Leute, die Keynodes halten, signalisieren im Allgemeinen, </text:p>
      <text:p text:style-name="P1">das was ich mache ist wichtig</text:p>
      <text:p text:style-name="P1">das was ich mache ist gut</text:p>
      <text:p text:style-name="P1">ich bin wichtig</text:p>
      <text:p text:style-name="P1">ich bin gut</text:p>
      <text:p text:style-name="P1"/>
      <text:p text:style-name="P1">Hey, und irgendwie ist das gar nicht so schlecht.</text:p>
      <text:p text:style-name="P1"/>
      <text:p text:style-name="P1">Ich bin Mapper bei OSM!</text:p>
      <text:p text:style-name="P1"/>
      <text:p text:style-name="P1">Das was ich mache ist wichtig.</text:p>
      <text:p text:style-name="P1">Das was ich mache ist gut.</text:p>
      <text:p text:style-name="P1">Ich bin wichtig.</text:p>
      <text:p text:style-name="P1">Ich bin gut!</text:p>
      <text:p text:style-name="P1"/>
      <text:p text:style-name="P1">Aber das gilt natürlich für alle Mapper bei OSM.</text:p>
      <text:p text:style-name="P1">Also nochmal? Warum ausgerechnet ich?</text:p>
      <text:p text:style-name="P1">Nun, weil man <text:span text:style-name="T1">mich</text:span> gefragt hat und nicht euch. :-)</text:p>
      <text:p text:style-name="P1">Und weil ich ja gesagt habe, als ich gefragt wurde.</text:p>
      <text:p text:style-name="P1">Weil sich keiner gemeldet hat bei den Organisatoren und gesagt hat: „Hey, so ein Treffen, da braucht es doch eine gescheite Begrüßungsrede, ich hab da mal was vorbereitet, darf ich?“</text:p>
      <text:p text:style-name="P1"><text:soft-page-break/></text:p>
      <text:p text:style-name="P1">Und warum haben die Organisatoren nun ausgerechnet mich gefragt?</text:p>
      <text:p text:style-name="P1">Ehrlich gesagt, das will ich gar nicht wissen, nachher kommt noch raus, dass sie mich nicht leiden können und mir meine Schwatzhaftigkeit abgewöhnen wollen. ;-)</text:p>
      <text:p text:style-name="P1"><text:s/></text:p>
      <text:p text:style-name="P1">Hinterher hab ich mich gefragt, worauf ich mich diesmal wieder eingelassen habe, aber das frage ich mich eigentlich immer.</text:p>
      <text:p text:style-name="P1">Ich muss immer schnell ja sagen, sonst entsteht nicht der Druck den ich brauch, um in die Hufe zu kommen.</text:p>
      <text:p text:style-name="P1">Aber wenn ich einmal damit angefangen habe dann sollte ich es auch zu Ende bringen.</text:p>
      <text:p text:style-name="P1">Denn mit meiner Zusage habe ich eine Erwartung geweckt, die ich hier und heute hoffentlich einigermaßen erträglich erfülle.</text:p>
      <text:p text:style-name="P1"/>
      <text:p text:style-name="P1">Das mit den Erwartungen ist bei OSM so eine Sache. </text:p>
      <text:p text:style-name="P1">Mal abgesehen von der Nummer hier, </text:p>
      <text:p text:style-name="P1">wecke <text:span text:style-name="T2">ich</text:span> lieber Bedürfnisse als Erwartungen.</text:p>
      <text:p text:style-name="P1">Für mich besteht da nämlich ein grundlegender Unterschied.</text:p>
      <text:p text:style-name="P1">In Erwartung steckt ja das Wort „Warten“ drin.</text:p>
      <text:p text:style-name="P1">Und warten ist nicht das, was uns antreibt.</text:p>
      <text:p text:style-name="P1">Bedürfnisse enthält „dürfen“, das Element der Freiwilligkeit.</text:p>
      <text:p text:style-name="P1">Ich habe die Möglichkeit, etwas zu tun.</text:p>
      <text:p text:style-name="P1"/>
      <text:p text:style-name="P1">Bedürfnisse kann ich wecken auch ohne Lösungen parat zu haben. </text:p>
      <text:p text:style-name="P1">Wenn zum Beispiel außer mir noch jemand eine Karte für sein Garmin braucht, billig, aktuell, wenn es geht routingfähig, dann sind wir schon zwei, die das gleiche Bedürfnis haben. </text:p>
      <text:p text:style-name="P1">Wir haben zwar noch keine Lösung, aber die können wir ja gemeinsam suchen. Großer Vorteil an dem Beispiel: Ich weiß, wo wir eventuelle fündig werden können. ;-)</text:p>
      <text:p text:style-name="P1"/>
      <text:p text:style-name="P1">Wenn ich jetzt aber hingehe, und sage: Kein Problem ich hab die Lösung für deine Bedürfnisse, dann wecke ich Erwartungen. Und dann sollte ich schon sicher sein und dafür sorgen, dass ich diese Erwartungen auch erfüllen kann. Da begibt man sich schnell auf glattes Eis, zumal wen man leichtfertig mit den Ressourcen anderer Leute spekuliert. </text:p>
      <text:p text:style-name="P1">Ich verspreche was, und die anderen sollen es halten.</text:p>
      <text:p text:style-name="P1">Das mündet nicht selten in Enttäuschungen, in Frust und Missverständnissen.</text:p>
      <text:p text:style-name="P1"/>
      <text:p text:style-name="P1">Wir werden es nie jedem recht machen können. Ich halte es für fatal, jedem an uns gestellten Anspruch hinterher zu jagen um ihn zu erfüllen. Das reibt auf und demotiviert.</text:p>
      <text:p text:style-name="P1">Mal grob gesagt:</text:p>
      <text:p text:style-name="P1">Es wird nicht gelingen, OSM idiotensicher zu machen</text:p>
      <text:p text:style-name="P1">Denn es gilt nach wie vor Murphys second Law:</text:p>
      <text:p text:style-name="P1">Mach etwas idiotensicher und die Natur wird einen noch größeren Idioten hervorbringen.</text:p>
      <text:p text:style-name="P1"/>
      <text:p text:style-name="P1">Wir haben eine Menge erreicht.</text:p>
      <text:p text:style-name="P1"><text:soft-page-break/>Wir haben allen Grund, selbstbewusst zu sein.</text:p>
      <text:p text:style-name="P1">Selbstbewusst genug, um auch aufzuzeigen, was OSM <text:span text:style-name="T2">nicht</text:span> ist oder <text:span text:style-name="T2">nicht</text:span> kann, oder noch nicht kann. </text:p>
      <text:p text:style-name="P1"/>
      <text:p text:style-name="P1">OSM ist kein politisch korrekter, kostenloser Kartendienst, Verein oder gar eine Firma, wo man Wünsche und Forderungen nur laut genug äußern braucht, um sie erfüllt zu bekommen.</text:p>
      <text:p text:style-name="P1"/>
      <text:p text:style-name="P1">Ich werde sehr oft gefragt, was man braucht, um bei OSM mitzuarbeiten.</text:p>
      <text:p text:style-name="P1">In erster Linie geht es natürlich um Technik und so.</text:p>
      <text:p text:style-name="P1">Aber eine Sache, die scheint mir genau so wichtig. Etwas, von dem <text:s/>man ausreichend haben sollte, wenn man sich auf dieses Projekt einlässt. </text:p>
      <text:p text:style-name="P1">Geduld. </text:p>
      <text:p text:style-name="P1">Nicht jedermanns Sache und sehr oft scheinbar nicht angebracht, aber wenn man welche hat, lässt sich vieles leichter ertragen.</text:p>
      <text:p text:style-name="P1"/>
      <text:p text:style-name="P1">Da ist erst mal die Geduld mit sich selber.</text:p>
      <text:p text:style-name="P1">Es ist illusorisch zu glauben, man hätte innerhalb einer Woche alles drauf oder man brauchte nur etwas zu installieren, GPS-Tracks sammeln und hätte sehr schnell tolle Erfolgserlebnisse.</text:p>
      <text:p text:style-name="P1">Keine Chance.</text:p>
      <text:p text:style-name="P1">Das ist auch mit all den tollen Werkzeugen, die mittlerweile zur Verfügung stehen, und die bestimmt immer besser werden und einfacher zu bedienen sind, nicht anders. Da hat sich in den letzten Jahren ganz erheblich was getan.</text:p>
      <text:p text:style-name="P1">Die Materie ist aber auch um einiges komplexer geworden.</text:p>
      <text:p text:style-name="P1">Nein, es geht nicht darum, den Leuten Angst zu machen. Im Gegenteil, sie sollen ermutigt werden sich das notwendige Wissen an zueignen, denn wenn sogar ich es begriffen habe, dann sollten sie es doch wohl auch begreifen, oder?</text:p>
      <text:p text:style-name="P1"/>
      <text:p text:style-name="P1">Und Geduld mit den anderen Leuten bei OSM. </text:p>
      <text:p text:style-name="P1">OSM ist ein Projekt von Freiwilligen. Das heißt, </text:p>
      <text:p text:style-name="P1">jeder Beteiligte arbeitet ohne Zwang von außen, nach seinem eigenen selbst bestimmten Möglichkeiten und seinem eigenen selbst bestimmten Maß an Bereitschaft. </text:p>
      <text:p text:style-name="P1">Dieses Grundprinzip, so einfach es zu definieren ist, hat es </text:p>
      <text:p text:style-name="P1">dennoch schwer, ausreichend verstanden und verinnerlicht zu werden. </text:p>
      <text:p text:style-name="P1">OSM ist für viele der erste Kontakt mit einem Open Source Projekt. </text:p>
      <text:p text:style-name="P1">Es ist nicht immer einfach, zu vermitteln, was es heißt an einer Sache mitzuarbeiten, wo es zuallererst auf das eigene persönliche Engagement ankommt, wo es keine Supporthotline gibt, wo es eher um profane praktische Lösungen geht als um visionärer Kraft, wo Phantasie und Ideen reifen müssen durch Ausprobieren, sich irren, neue Wege suchen, wo es keinen Masterplan gibt.</text:p>
      <text:p text:style-name="P1">Selbst OpenSource-Leute haben manchmal Probleme, die grundlegend freien Strukturen von OSM zu verinnerlichen und konsequent anzuwenden, zu nutzen und zu vermitteln. </text:p>
      <text:p text:style-name="P1">Aber diesen OSM-Geist zu vermitteln, ihn verständlich zu machen, <text:soft-page-break/>ist mindestens genau so wichtig wie die technischen Fertigkeiten, die man braucht um bei OSM mitzuarbeiten </text:p>
      <text:p text:style-name="P1"/>
      <text:p text:style-name="P1">Haben wir jetzt schon die Frage geklärt, warum ich hier stehe?</text:p>
      <text:p text:style-name="P1">Die Frage sollte auch nicht lauten, warum, sondern warum nicht? </text:p>
      <text:p text:style-name="P7">Das ist die Frage, die man sich in einem offenen und freien Projekt, welches von neuen Ideen lebt, von Phantasie und Innovation, eigentlich immer zuerst stellen sollte.</text:p>
      <text:p text:style-name="P7">Warum eigentlich nicht. </text:p>
      <text:p text:style-name="P7">Lasst es uns doch mal ausprobieren, mal die Grenzen suchen und abtasten, und wenn es auch nur die Grenzen des Ertragbaren sind, was Keynodes von mir angeht. :-)</text:p>
      <text:p text:style-name="P7">Bleiben wird auf alle Fälle und immer eine Erfahrung, ob positiv oder negativ, aber immer verwertbar.</text:p>
      <text:p text:style-name="P7"/>
      <text:p text:style-name="P1">Warum bin ich eigentlich Mapper geworden?</text:p>
      <text:p text:style-name="P1">Irgendwann Sommer 2006 (iirc) gab es im Usenet eine Diskussion unter Radfahrern, wie man als ebensolcher mit Kopfsteinpflasterstrecken umgeht. Die Diskussion ließ bei ein paar merkwürdigen Leuten den Plan reifen, im Süden Schleswig-Holsteins ein Radrennen mit möglichst vielen dieser Abschnitte zu veranstalten. Paris-Robaix für Arme, quasi. :-)</text:p>
      <text:p text:style-name="P1">Es kamen verschiedene Hinweise, wo solche Strecken zu finden wären. Wir brauchten sie also nur noch in eine Karte eintragen und dann die Strecke planen. In welche Karte? Keine Ahnung, aber mir war zu dem Zeitpunkt schon klar, dass hier irgendein Copyright wohl dran glauben musste. </text:p>
      <text:p text:style-name="P1">Ich fuhr mit meinem frisch erworbenen Geko los, um diesen Hinweisen nach zu gehen. Angekommen, setzte ich Wegpunkte, machte ein Foto vom Kopfsteinpflaster, weil die Abschnitte wie bei unserem großen Vorbild ja auch Schwierigkeitsgrade haben sollten, machte mir Notizen...</text:p>
      <text:p text:style-name="P1">Spätestens hier sollte euch etwas bekannt vorkommen.</text:p>
      <text:p text:style-name="P1">Ich habe damals schon gemappt und habe es nicht gewusst!</text:p>
      <text:p text:style-name="P1">Um es kurz zu machen, das Rennen fand nie statt. Nicht wegen der Karte, sondern wegen fehlender Teilnehmer. Wenn man sein Material selber finanzieren muss, schwindet schnell anfänglich Begeisterung. Uns alleine wollt ich nich los... <text:s/>;-)</text:p>
      <text:p text:style-name="P1"/>
      <text:p text:style-name="P1">Ein paar Wochen später bekam ich über die HHLUG-Liste eine Mail, irgendjemand würde beim CCC was über OpenStreetMap erzählen. Naja, ist was mit GPS, gehst mal hin, schaden kann es nicht.</text:p>
      <text:p text:style-name="P1"/>
      <text:p text:style-name="P1">Sven Anders erzählte also von OSM, warum, wieso, wer und was, zeigte wie man an Hand von GPS-Tracks in Josm Straßen einzeichnet...</text:p>
      <text:p text:style-name="P1"/>
      <text:p text:style-name="P1">Und plötzlich fand ich mich mit herunter geklappter Kinnlade wieder und schlug mir vor die Stirn.</text:p>
      <text:p text:style-name="P1">Das war`s! Das isses! Wenn das wirklich so einfach ist, wenn man das wirklich so machen kann, was für völlig neue Möglichkeiten eröffnen sich da! Was man da alles machen kann...</text:p>
      <text:p text:style-name="P1"><text:soft-page-break/>Ich war mir sicher, dass es anderen Leuten genau so gehen würde wie mir. Ungläubiger Blick, offene Münder und ein aha Erlebnis der Sonderklasse.</text:p>
      <text:p text:style-name="P1">Genial.</text:p>
      <text:p text:style-name="P1">Tja, das nennt man dann wohl „erfolgreich angefixt“ ;-)</text:p>
      <text:p text:style-name="P1"/>
      <text:p text:style-name="P1">Man kann ohne Übertreibung sagen, OSM hat mein Leben verändert </text:p>
      <text:p text:style-name="P1">Meine Frau wunderte sich, warum ich plötzlich mit ihr noch mal um den Block spazieren gehen wollte, und immer um einen anderen Block. Oder dass wir jetzt öfter Radtouren gemeinsam machten.</text:p>
      <text:p text:style-name="P1">Ich hab in meiner unmittelbaren Umgebung Dinge entdeckt, die ich ohne OSM nie wahrgenommen hätte. </text:p>
      <text:p text:style-name="P1">Gut, ich hätte nicht gemerkt, wenn sie mir gefehlt hätten, aber es ist interessant, es bereichert das Leben und man gewinnt Erkenntnisse.</text:p>
      <text:p text:style-name="P1">Diese können zum Teil reichlich profan sein, sind aber trotzdem interessant.</text:p>
      <text:p text:style-name="P1"/>
      <text:p text:style-name="P1">Als seinerzeit in Hamburg alle Straßen eingetragen waren, begann die Suche nach neuen Betätigungsfeldern.</text:p>
      <text:p text:style-name="P1">Ich muss zugeben, irgendwie entstand da ein Loch. </text:p>
      <text:p text:style-name="P1">Klar gab es genug zu tun, auf dem Land, Adressen, Buslinien usw.</text:p>
      <text:p text:style-name="P1">Aber man muss eben erst mal seine Methoden, die man bisher angewandt hat, überarbeiten, verändern, sich realistische Ziele stecken und testen, ob man bestimmte Aufgaben innerhalb seiner eigenen Möglichkeiten und Interessenlagen auch genau so effektiv bewältigen wie es vorher der Fall war.</text:p>
      <text:p text:style-name="P1">Neben anderen Dingen kam mir die Idee, auch kleinere Strukturen zu mappen.</text:p>
      <text:p text:style-name="P1">Wie funktionieren die Methoden, die ich bisher angewandt habe, in einer untypischen Umgebung. </text:p>
      <text:p text:style-name="P1">Da fiel mir der Hamburger Dom ein. </text:p>
      <text:p text:style-name="P1">Findet drei mal im Jahr statt, hat zum Teil erhebliche verkehrstechnische <text:s/>Auswirkungen auf die unmittelbare Umgebung und einen wirklich detaillierten Plan gab es davon auch nicht, jedenfalls nicht für die breite Masse. <text:s/>Und da ich da sowieso recht oft vorbei komme, was lag also näher, als mal einen Versuch zu starten.</text:p>
      <text:p text:style-name="P1">Außerdem hat mich interessiert, wie schmerzfrei ich bin, und zwar in Bezug auf die Reaktionen der Leute, die mich beim Mappen beobachten. Glücklicherweise <text:s/>ist das in Hamburg kein Problem weiter, da laufen so viel Bekloppte rum, da fällt jemand, der Straßenschilder fotografiert, nicht so auf.</text:p>
      <text:p text:style-name="P1">Das sieht ein paar Kilometer weiter östlich, auf dem Dorf schon anders aus.</text:p>
      <text:p text:style-name="P1">Wenn da drei Typen rum geistern, die man nicht kennt und die vorher noch niemand dort gesehen hat und alle möglichen Sachen fotografieren und aufschreiben, da muss man schon mal zur Tat schreiten. So geschehen letzten Sommer. Jacques Nietsch und ich <text:s/>waren zusammen mit einem Journalisten der Financal Times Deutschland in einem kleinen Dorf östlich von Hamburg unterwegs. <text:s/>Jacques mit dem Motorroller, der Journalist und ich zusammen mit <text:soft-page-break/>den Fahrrädern. Als wir an einem Vorgarten vorbei kamen, stürmte ein sehr aufgebracht wirkender Dorfbewohner mit ungünstigem BMI auf uns zu und verlangte lautstark Auskunft darüber, was wir denn hier fotografieren würden, was das soll und überhaupt...!!!</text:p>
      <text:p text:style-name="P1">Der Journalist hat sich wohl ordentlich erschrocken, und seinen Bericht über unsere kleine Session mit genau diesem Erlebnis angefangen. :-) Den aufgebrachten Herren konnte ich mittels eines Flyers und einer kurzen Erklärung, welche unter anderem die beiden Zauberworte „Navi“ „kostenlos“ enthielt, wieder beruhigen und sogar eine anerkennende Bemerkung abringen. :-)</text:p>
      <text:p text:style-name="P1"/>
      <text:p text:style-name="P1">Aber zurück zum Dom.</text:p>
      <text:p text:style-name="P1">Erst mal mappt <text:s/>man die Grundlagen, also wo steht was usw.</text:p>
      <text:p text:style-name="P1">Im nächsten Schritt kann man <text:s/>eine Einteilung machen: Fahrgeschäft, Kiosk, Schießbude usw. Dabei findet man auch Informationen, wer das jeweilige Fahrgeschäft betreibt.</text:p>
      <text:p text:style-name="P1">Das steht zum Großteil dran, es gibt aber auch einen Stellplan, der frei aushängt und übrigens nicht immer mit der Realität übereinstimmt.</text:p>
      <text:p text:style-name="P1">Und da fiel mir auf, dass sich der Großteil der Geschäfte sich in der Hand von wenigen Großfamilien befindet. Und wen ich als alter Monopolbrecher mal wieder vor die Wahl gestellt werde, an welcher Schießbude ich mein Geld auf den Kopp haue, suche ich mir die aus, die mehr oder weniger auf sich allein gestellt sind und keine Möglichkeit haben, eventuelle Verluste durch andere Geschäfte zu kompensieren. ;-)</text:p>
      <text:p text:style-name="P1">Ich weiß, das ist nicht von großer Bedeutung, man könnte sogar sagen, das ist unwichtig, aber möglicherweise interessiert sich jemand dafür und wenn nicht, so hat es doch mein Verhalten etwas verändert.</text:p>
      <text:p text:style-name="P1"/>
      <text:p text:style-name="P1">Wenn ich mal wieder gefragt werde, was die Motivation ist, die dahinter steckt, der Grund, warum ich meine Freizeit opfere, dann sagt man natürlich immer, weil es Spaß macht, und das stimmt uneingeschränkt. Aber natürlich auch...</text:p>
      <text:p text:style-name="P1">... weil wir (und ich auch) wollen, dass es freie Kartendaten gibt,</text:p>
      <text:p text:style-name="P1">... weil wir <text:s/>(und ich auch) wollen dass die Leute eine eigene Perspektive auf die sie umgebende Realität bekommen und halt die Dinge selber in die Hand nehmen, selbstbestimmter werden... Weltfrieden halt...</text:p>
      <text:p text:style-name="P1"/>
      <text:p text:style-name="P1">Das stimmt alles. </text:p>
      <text:p text:style-name="P1">Nichts davon ist unwahr oder oberflächlich nur so daher gesagt </text:p>
      <text:p text:style-name="P1">oder übertrieben. </text:p>
      <text:p text:style-name="P1">Naja, außer das mit dem Weltfrieden vielleicht... ;-)</text:p>
      <text:p text:style-name="P1"/>
      <text:p text:style-name="P1">Aber wir sind ja hier unter uns, und da kann ich es ja mal sagen.</text:p>
      <text:p text:style-name="P1">Ich mache das aus reinem Eigennutz.</text:p>
      <text:p text:style-name="P1">Ich male eine kleine Karte und über 200000 Leute machen das gleiche.</text:p>
      <text:p text:style-name="P1">Wo bekommt man sonst so eine Rendite?!!</text:p>
      <text:p text:style-name="P1"><text:soft-page-break/>Und je mehr Leute ich anfixe um so höher wird die Rendite!</text:p>
      <text:p text:style-name="P1">Wobei „Anfixen“ in erster Linie bedeutet, meine Begeisterung teilen. </text:p>
      <text:p text:style-name="P1">Gut, Leute, die nur nehmen, schmälern meine Rendite, aber „nur Nehmen“ im gossen Stil gibt es ja kaum, weil mindestens Werbung dabei heraus kommt, meistens jedoch noch ein paar gute Ideen.</text:p>
      <text:p text:style-name="P1">Und nach allem, was ich über die Ursprünge des Projektes weiß, </text:p>
      <text:p text:style-name="P1">war so was wie Eigennutz auch das ausschlaggebende Moment, um OSM in seiner jetzigen Struktur zu etablieren, behaupte ich jetzt einfach mal.</text:p>
      <text:p text:style-name="P1">Zwar kann man mit ein paar eigenen Daten schon was machen, aber man kann halt nicht alle Möglichkeiten abdecken, man braucht mehr Daten von Leuten, mit anderen Umständen und anderen Hinweisen, Ideen, um einen einigermaßen repräsentativen Querschnitt haben zu können.</text:p>
      <text:p text:style-name="P1">Das all diese, auch meine, Aktivitäten, auch anderen zugute kommen, so wie die Aktivitäten anderer mir zugute kommen, ist ein politisch korrekter Nebeneffekt, der eigentlich wiederum der Haupteffekt ist, der überragende Anteil im Gesamtposten „Nutzen“.</text:p>
      <text:p text:style-name="P1"/>
      <text:p text:style-name="P1">Ich hab letztens gelesen „mappers are expendable“, </text:p>
      <text:p text:style-name="P1">Mapper sind entbehrlich, Community ist alles.</text:p>
      <text:p text:style-name="P1">Mal abgesehen davon, dass das nicht unerheblich an meinem Mapper-Ego nagt, halte ich das für nicht zu Ende gedacht</text:p>
      <text:p text:style-name="P1">Mapper sind nicht entbehrlich</text:p>
      <text:p text:style-name="P1">Wenn ich ein Haus bauen will, brauche ich Lehm für die Steine und Sand zum Mauern. Lehm und Sand existieren auch ohne das Haus, umgekehrt geht das nicht. Klar, ohne das Haus liegen Lehm und Sand nur nutzlos rum und das Haus gibt dem Dasein von Lehm und Sand erst einen Sinn. Klar, es fällt nicht auf, wenn ein einzelner Stein oder ein paar Sandkörner fehlen, es gibt ja genügend andere, die man verbauen kann. Aber wenn sie gar nicht vorhanden wären, gäbe es kein Haus!</text:p>
      <text:p text:style-name="P1">Es gibt jede Menge Leute, die Baupläne in der Schublade haben, aber sie haben keine Steine, keinen Sand. </text:p>
      <text:p text:style-name="P1">Da ist es schwierig, ein Haus zu bauen, mit vielen Zimmern, großen Zimmern, kleinen Zimmern, in denen die verschiedensten Leute sich einrichten und die Möglichkeiten nutzen, die ihnen das Haus bietet ganz nach ihren Wünschen und Bedürfnissen. </text:p>
      <text:p text:style-name="P1">Leute, die sich untereinander vernetzen, sich austauschen und weiter anbauen, stabilisieren, verschönern, modernisieren.</text:p>
      <text:p text:style-name="P1">Und wenn sich Steine und Sand plötzlich aus irgendeinem Grund in großen Mengen verabschieden, dann sieht das nicht nur Scheiße aus von außen, das Haus bekommt irgendwann ein Stabilitätsproblem.</text:p>
      <text:p text:style-name="P1">Community gibts nur, wenn man Leute gibt, die mitmachen. </text:p>
      <text:p text:style-name="P1">Nein nicht nur Daten.</text:p>
      <text:p text:style-name="P1">Es sind all die anderen Dinge, die dazugehören, die wichtig sind.</text:p>
      <text:p text:style-name="P1">Einfach irgendwo mit anpacken, wo man sieht, dass dass Hilfe willkommen sei könnte. Und auch da, wo keine Not ist, nur so um beizutragen.</text:p>
      <text:p text:style-name="P1">Du machst gerade die ersten Gehversuche mit Inkscape?</text:p>
      <text:p text:style-name="P1">Cool, da <text:s/>kann man bestimmt prima Icons bauen. Die setzt du auf <text:soft-page-break/>deine Wikiseite und falls mal jemand welche braucht, kannst du welche liefern. Und wenn sie keiner haben will, auch kein Problem, du weist aber jetzt wie man welche macht.</text:p>
      <text:p text:style-name="P1">Stück für Stück.</text:p>
      <text:p text:style-name="P1">Du kennst ne Kneipe, wo es sogar Wlan gibt?</text:p>
      <text:p text:style-name="P1">Was hindert dich eigentlich daran, bekannt zu geben, dass du an einem bestimmten Tag dort auf Gleichgesinnte wartest. Da kannst du dir mal Josm genauer erklären lassen, oder es denen erklären, die noch weniger Ahnung haben als du. Und zack, habt ihr einen Stammtisch.</text:p>
      <text:p text:style-name="P1">Oder, das naheliegenste, die Konferenzorganisation. </text:p>
      <text:p text:style-name="P1">Auch für nächstes Jahr sind alle aufgerufen, sich einzubringen. Einfach machen, ohne ständig darüber nachzudenken, ob da vielleicht irgendjemand was dran auszusetzen hat.</text:p>
      <text:p text:style-name="P1">Es gibt immer jemanden, der kritisiert oder einfach nur rummosert. Vielleicht hat er ja sogar recht, aber du hast agiert, er nur reagiert. Da muss man durch, man kann nur lernen dabei.</text:p>
      <text:p text:style-name="P1">Man tut nicht in erster Linie dem Projekt einen Gefallen, wenn man daran mitarbeitet, sondern zuallererst sich selber und ganz konkret den Leuten, denen man hilft. </text:p>
      <text:p text:style-name="P1">Allerdings gibt es immer die Gefahr, dass sich die Leute daran gewöhnen und man dass immer alles alleine machen muss. Wenn ich mal wieder erfolglos versuche, eine Presseanfrage zu vermitteln, werde ich gerne gefragt: „Warum machst du es denn nicht selber“ </text:p>
      <text:p text:style-name="P1">Aus einem ganz einfachen Grund; weil ich mir genau diese Frage nicht immer stellen lassen will, weil ich schlicht gesagt nicht bereit bin, andere Leute über meine Ressourcen verfügen zu lassen.</text:p>
      <text:p text:style-name="P1">Es ist unfein, wenn man mit Fragen wie "warum macht der das denn nicht, der kennt sich doch da aus" Leute unter Druck setzt, die sich ohnehin schon engagieren und sie gar noch in Rechtfertigungszwang bringt. </text:p>
      <text:p text:style-name="P1"/>
      <text:p text:style-name="P1">Wenn ich versuche, Leuten, egal ob OSM-Leute oder nicht, zu erklären, warum trotz dieses scheinbar heillosen Durcheinanders, trotzdem immer noch etwas recht Brauchbares entsteht, suche ich immer gerne nach Analogien, das hilft manchmal.</text:p>
      <text:p text:style-name="P1"/>
      <text:p text:style-name="P1">Als ich irgendwann mal auf der Suche nach Waldwegen wieder durchs Unterholz kroch, kam ich an einem Ameisenhaufen vorbei. Bei genauerer Betrachtung fiel mir auf, daß ich das Gewusel irgendwoher kenne. Ach ja, richtig, OSM.</text:p>
      <text:p text:style-name="P1">Sieht von aussen betrachtet sehr chaotisch aus, hat aber dennoch Struktur und Organisation. Es gibt verteilte Aufgaben, es laufen nicht alle in eine Richtung, arbeiten trotzdem an einem gemeinsamen Ziel, einem kleinsten gemeinsamen Nenner. Und alles organisiert sich irgendwie von alleine, nach den Notwendigkeiten, nach den Gegebenheiten, nach den Möglichkeiten.</text:p>
      <text:p text:style-name="P1">Moment, die Ameisen haben doch eine Königin!</text:p>
      <text:p text:style-name="P1">Ja, aber die Königin bestimmt ja nicht, wie der Laden zu laufen hat. Sie hat den Haufen gegründet und wird von den anderen Ameisen gefüttert. </text:p>
      <text:p text:style-name="P1">Natürlich gibt es grundlegende Unterschiede zwischen einem <text:soft-page-break/>Ameisenvolk und OSM. Der wichtigste wäre, wir sind in der Lage, uns mit anderen Ameisenhaufen zu vernetzen um deren Qualitäten für uns zu nutzen und unsere Qualitäten anzubieten.</text:p>
      <text:p text:style-name="P1">Wir bekriegen die nicht, die zu uns kommen.</text:p>
      <text:p text:style-name="P1">Es sei denn, es geht um Seezeichen oder so... :-)</text:p>
      <text:p text:style-name="P1">Und wir müssen Steve Coast nicht füttern!</text:p>
      <text:p text:style-name="P1"/>
      <text:p text:style-name="P1">Sind wir eigentlich eine Gemeinschaft mit gleichen Zielen? </text:p>
      <text:p text:style-name="P1">Was ist unser kleinster gemeinsamer Nenner?</text:p>
      <text:p text:style-name="P1">Gibt es so was überhaupt?</text:p>
      <text:p text:style-name="P1">Ist es nicht vielmehr so, dass wir jeder zum Teil völlig andere Ziele verfolgen?</text:p>
      <text:p text:style-name="P1">Der eine braucht Karten für sein Garmin, der nächste will irgend etwas mit Routing machen, den nächsten interessiert Routing überhaupt nicht, der sucht nach <text:s/>Möglichkeiten, wie man die gesammelten Daten auf verschiedene Art und weise auswerten kann für Statistiken zum Beispiel.</text:p>
      <text:p text:style-name="P1">Ist also die Verbesserung der Daten unser Ziel oder ist diese Aufgabe nicht vielmehr Mittel zum Zweck, um unsere eigentlichen Ziele zu erreichen?</text:p>
      <text:p text:style-name="P1">Machen wir mal einen schritt nach hinten und betrachte das Ganze. </text:p>
      <text:p text:style-name="P1">Wir sind keine homogene Masse, kein Haufen von guten, edlen und hilfreichen Menschen. </text:p>
      <text:p text:style-name="P1">Wer ist das „WIR“?</text:p>
      <text:p text:style-name="P1">„WIR“ sind über 200tausend verschiedenen Individuen mit ebenso vielen Vitas, Lebensumständen, sozialen Umfeldern, Ideen, Erwartungen, Unzulänglichkeiten, Meinungen, Ansichten, Spleens und Fehlern und all den daraus resultierenden Problemen.</text:p>
      <text:p text:style-name="P1">Es gibt keine Hierarchie, Begriffe wie "die Entwickler" oder "die </text:p>
      <text:p text:style-name="P1">Verantwortlichen" oder "wir User" werden zwar oft und gerne benutzt, sind aber völlig obsolet und untauglich. Klar ist jeder aufgerufen, Fehler aufzuzeigen, oft wird aber eher gefordert. Das demotiviert in zweierlei Hinsicht. Einmal die Leute, die kritisiert werden für ihre Arbeit. Die sagen sich, nur rum meckern kann ich auch, macht`s doch besser wenn ihr könnt. Das wiederum kommt bei denen, die kritisieren, nicht gut an.</text:p>
      <text:p text:style-name="P1">Wenn man sich aber hinstellt und sagt, ihr müsst erst mal die und die Bedingungen schaffen, damit ich mitspiele, hat man das Prinzip von freien und offenen Projekten eben erstmal nicht vollständig verstanden. </text:p>
      <text:p text:style-name="P1">Wollen wir uns damit aufhalten, herauszukriegen, welcher Weg der beste ist bevor wir anfangen los zulaufen? </text:p>
      <text:p text:style-name="P1">Oder sollten wir nicht einfach mal mit loslaufen versuchen, auch wenn sich das mit unseren bisherigen Erfahrungen, Gewohnheiten und Verhaltensmustern nicht deckt?</text:p>
      <text:p text:style-name="P1"/>
      <text:p text:style-name="P1">Unsere Community geht weit über unsere eigene Mitgliederzahl hinaus, jedes einzelne Projektmitglied ist eine Schnittstelle zu seiner Umwelt, zu Menschen, die ebenfalls über Informationen verfügen, die uns interessieren.</text:p>
      <text:p text:style-name="P1">Mein Verständnis von einem Mapper geht über das Beitragen eigenen Wissens hinaus, es schließt die Erschließung möglichst vieler <text:soft-page-break/>Ressourcen mit ein.</text:p>
      <text:p text:style-name="P1">Das sind zum Einen natürlich Datenquellen. Da wird großartige Arbeit geleistet, teilweise fast unbemerkt und unspektakulär. Beispiel Rostock.</text:p>
      <text:p text:style-name="P6"><text:span text:style-name="T4">Die Jungs dort fragen ständig bei den Behörden nach um an Daten zu kommen, die OSM von Nutzen sein können und haben schon hervorragende Ergebnisse erzielt. Martin Garbe wird anschließend noch einen interessanten Vortrag dazu halten. </text:span></text:p>
      <text:p text:style-name="P6"><text:span text:style-name="T4"><text:s text:c="2"/></text:span></text:p>
      <text:p text:style-name="P1">Zwei kleine Beispiele für Möglichkeiten, Menschen auch ohne großen technischen Aufwand, ohne eigene technische Infrastruktur einzubinden und ihr Wissen anzuzapfen.</text:p>
      <text:p text:style-name="P1">Im Sommer 2008 bekam ich eine Mail von einem ehemaligen Taxifahrer, der jetzt im Rollstuhl sitzt und nicht mehr vor die Tür kommt. Er schrieb mir, wie toll er die Idee von OSM fände und lieferte gleich eine recht lange Liste von Fehlern und Ergänzungen, die er gefunden hatte und die bearbeitet werden müssten. Der Mann fuhr 30 Jahre Taxi in Hamburg, der besitzt ein riesiges Detailwissen, welches für uns von unschätzbaren Wert ist. <text:s/>Er trug alle Dinge in Openstreetbugs ein und es kostete mich ein paar Wochen, bis ich das alles abgearbeitet hatte. Aber es war die Arbeit wert. Uns ist geholfen und ihm auch. Uns, weil es die Qualität der Daten wieder ein Stück voran gebracht hat und ihm, <text:s/>weil es ihm zeigt, dass sein umfangreiches Wissen, dass <text:span text:style-name="T2">er</text:span> gebraucht wird. </text:p>
      <text:p text:style-name="P1">Und ich erinnere mich an die drei älteren Herrschaften, die mich beim Mappen ansprachen, was ich denn da wohl täte. Ja, klar wüssten sie, was GPS ist, schließlich hätten sie schon seit einem Jahr ein Navi! ;-) Das Ganze endete im Garten der Eisdiele gegenüber und mit viel Informationen für mich über zugeschüttete und überbaute Bachläufe und deren ehemaliger Verlauf und Ursprung. Wissen, welches heute kaum noch niedergeschrieben zu finden ist.</text:p>
      <text:p text:style-name="P1">Kleinigkeiten, Einzelheiten, sicher. Aber zusammengetragen von unschätzbaren Wert.</text:p>
      <text:p text:style-name="P1"/>
      <text:p text:style-name="P1">Wir haben übrigens nächste Woche in Hamburg den 29 Stammtisch in Folge.</text:p>
      <text:p text:style-name="P1">Der Begriff Stammtisch war für mich eigentlich immer negativ besetzt bis Stefan und Sven einen ins Leben gerufen haben und ich am ersten teilnahm. Seitdem haben wir uns 28 mal getroffen. Manchmal saß ich mit Stefan alleine da oder ich war ganz alleine, aber es hat sich gelohnt. Jetzt ist er etabliert. Selten kommen weniger als zehn Leute und ständig kommen Neueinsteiger und Interessierte hinzu. Leute mit langen Listen mit Fragen, Leute mit Angeboten und Leute, die einfach nur mal sehen wollen, was das für Menschen sind, die ihre Freizeit mit Karten produzieren verbringen und noch dazu recht erfolgreich.</text:p>
      <text:p text:style-name="P1">Hier zeigt sich übrigens eine Analogie zu vielen Dingen bei OSM, besonders zu neuen Ideen. Erst mal anfangen, nicht zu kompliziert machen, durchhalten, und wenn es sinnvoll ist und Wirkung zeigt, wird es angenommen und etabliert sich. </text:p>
      <text:p text:style-name="P1">Es kommen dort nicht nur Leute aus Hamburg zu unserem Stammtisch. <text:soft-page-break/>Bis Bremen, Lüneburg und Lübeck reichte das Einzugsgebiet. </text:p>
      <text:p text:style-name="P1">Weil wir gerade von Lübeck sprechen...! ;-)</text:p>
      <text:p text:style-name="P1">Jan Tappenbek hat mit seinem <text:s/>Hundekottütenspender nicht nur für den Runninggag des Projektes gesorgt, sondern auch eine sehr wichtige Diskussion angestoßen.</text:p>
      <text:p text:style-name="P1">Vermeintlich unscheinbare, unwichtige Details, Dinge, für die sich die breite Masse scheinbar nicht interessiert, OSM interessiert sich dafür. Und plötzlich stellt man fest, sooo unwichtig oder uninteressant sind die kleinen Dinge gar nicht, es gibt genug Leute die sich dafür interessieren, wo diese Kackbeutel hängen. Nur konnte sich bis jetzt niemand vorstellen, dass es Karten gibt, wo die Standorte eingetragen sind. </text:p>
      <text:p text:style-name="P1">Oder Dinge, für die sich Menschen mit Behinderungen interessieren, zum Beispiel. Da kommt man als Normalo nie drauf, da muss man schon nachfragen, mit den Leuten reden. Annette Thurow hatte letzen Sommer zu einer Mappingparty mit blinden Menschen nach Hannover eingeladen. Dabei war unter anderem Sammy. Sammy ist der Blindenhund von Charly aus Hamburg. Gefragt, was für Blinde besonders wichtig wäre, kam von Charly unter anderem der Wunsch nach Informationen über kleine Grünflächen in der Stadt. Diese Grünstreifen zum Beispiel zwischen Fußweg und Fahrbahn oder andere kleine Abschnitte mit Büschen und Gras. Dann wüsste er, wo Sammy mal hinpinkeln könnte bei Bedarf. Denn Blindenhunde pinkeln nicht einfach in die Landschaft, die melden das an und Herrchen muss dann einen geeigneten Platz suchen. Gut zu wissen dann, wo so ein geeigneter Platz ist.</text:p>
      <text:p text:style-name="P1">Kleinigkeiten, scheinbar unwichtige Dinge für die breite Masse, sicher. Aber Dinge, die nur in einem Projekt wie dem unseren Heimat und Verwirklichung finden können.</text:p>
      <text:p text:style-name="P1"/>
      <text:p text:style-name="P1">Besonders interessante Gäste hatten wir letzten Herbst. Vertreter der Deutschen Gesellschaft für Kartographie aus Hamburg besuchten unseren Stammtisch, um sich selbst ein Bild davon zu machen, wer diese Laien sind, die in relativ kurzer Zeit diese Menge an Daten in dieser relativ hohen Qualität fabriziert hat und wie die das machen. Meine zugegebenermaßen vorhandenen Vorurteile lösten sich recht schnell in Luft auf, wir fanden schnell Gemeinsamkeiten. </text:p>
      <text:p text:style-name="P1">Es folgte eine Einladung zum Hamburger Stammtisch der DGFK auf dem wir unser Projekt umfangreich vorstellten. Unter anderem editierte ich live in Josm einen kleinen Fußweg. Als dieser dann keine fünf Minuten später bereits in der Mapnik-Karte zu sehen war, konnte ich sie wieder sehen, die heruntergeklappten Kinnladen. </text:p>
      <text:p text:style-name="P1">Gestandene Kartographen, Leute, die schon seit Jahrzehnten im Geschäft sind, äußerten ihre ehrliche Anerkennung und ihr Erstaunen darüber, wie jemand sich diese Mühe macht und anderen Leuten solche Mengen an Daten frei und kostenlos zur Verfügung stellt. Und sich nicht einmal dafür bezahlen lässt.</text:p>
      <text:p text:style-name="P1">Es folgte noch eine Einladung zu einem Stammtisch, auf dem OSM als Hauptdiskussionspunkt angesetzt war. Dabei ging es vor allem darum das Projekt nicht als lustiges Laienprojekt, welchem man keine Bedeutung beimessen bräuchte oder sogar als Bedrohung der eigenen Geschäftsgrundlage zu betrachten. Sondern es als Chance zu <text:soft-page-break/>begreifen, als eine völlig neue Art, geografisches Wissen zu verarbeiten und zu nutzen. Zusammenarbeit, nicht Ignoranz. Teilnehmen, nicht nur zuschauen und abwarten. Endlich mal eine Entwicklung nicht verschlafen!</text:p>
      <text:p text:style-name="P1"/>
      <text:p text:style-name="P1">Zum Schluss noch einige Worte zu der Aktion Haiti.</text:p>
      <text:p text:style-name="P1"/>
      <text:p text:style-name="P1">Bis zu diesem 12. Januar war OSM für mich vor allem Spaß. Es war nicht schlimm, wenn ich eine Sache nicht zu Ende gebracht hatte, dazu hatte ich später ja noch Gelegenheit, oder jemand anderes erledigt das bis dahin. Nur keinen Stress, Spaß soll es machen.</text:p>
      <text:p text:style-name="P1">Diese Einstellung habe ich im Grunde immer noch, allerdings nicht mehr so absolut wie vor dem Beben in Haiti.</text:p>
      <text:p text:style-name="P1">Eigentlich hab ich gemacht, was ich immer mache. Jemand schreibt auf der Liste, Hey, da ist was passiert, lasst uns mal sehen, ob wir für das Gebiet brauchbare Karten zusammen bekommen. Also mal sehen, was Yahoo so hergibt. Jou, sieht brauchbar aus, lass mal anfangen. Du liest, wie andere Leute sich um andere Dinge kümmern, wie Kontakte zu Organisationen hergestellt werden, die nützlich sein können, es gibt ein Wiki mit laufend neuen Informationen und <text:s/>plötzlich existiert etwas Großartiges, von unzähligen Leuten getragen, alle freiwillig, mit dem Willen zu helfen, das beizutragen, was jedem Einzelnem möglich ist. Und auf einmal gibt es Luftbilder vom Krisengebiet, 15cm Auflösung. Sowas hast du noch nie in Josm gehabt, da läuft es dir warm das Bein runter. Da kannst du nicht mehr aufhören, als OSM-Junkie kann man da nicht sagen, ich mach morgen oder nächste Woche weiter, das geht nicht, nein, das geht gar nicht. Und morgens um 6 kommt dann die Frau rein, und fragt, ob du `nbüschen bekloppt bist und wann du mal schlafen willst... Ja, is ja gut...</text:p>
      <text:p text:style-name="P1">Irgendwann früh um 7 fängst du dann an nachzudenken, um was es dort eigentlich geht. Und plötzlich wird dir klar, dass du ja eigentlich doch so etwas wie Verantwortung trägst. </text:p>
      <text:p text:style-name="P1">Nicht viel, denn niemand wird dich irgendwie zur Rechenschaft ziehen, nur weil du einen Weg falsch eingetragen hast oder aus einem Rübenfeld am Flusshang einen Erdrutsch gemacht hast.</text:p>
      <text:p text:style-name="P1">Haiti ist ein Beispiel für die Leistungsfähig offener freier Strukturen, und die Bereitschaft von Leuten, zu helfen, wenn ihnen die Möglichkeit dazu gegeben ist. <text:span text:style-name="T2">Diesen</text:span> Leuten gegenüber hast du eine Verantwortung. Und die Summe all dieser kleinen, freiwillig übernommenen Verantwortlichkeiten gerät zur Verantwortung gegenüber denen, die unsere Daten vor Ort nutzen und letztendlich gegenüber den betroffenen Menschen in Haiti.</text:p>
      <text:p text:style-name="P1">Viele haben den Sinn dieser Aktion in Frage gestellt.</text:p>
      <text:p text:style-name="P1">Mittlerweile hat sich das erledigt, wir haben großartige Reaktionen von den Leuten vor Ort und ich wage mal zu behaupten, dass niemand von uns, die am Crisismapping Haiti beteiligt waren, vorher geahnt hat, wie intensiv und vielfältig das von OSM angebotene Material genutzt wird.</text:p>
      <text:p text:style-name="P1">Wir werden wahrscheinlich nie erfahren, ob durch unsere Arbeit wirklich Menschenleben gerettet werden konnten. Aber darum geht es ja auch nicht.</text:p>
      <text:p text:style-name="P1"><text:soft-page-break/>Alleine dass es möglich gewesen sein <text:span text:style-name="T2">könnte</text:span>, dass jemand auf sein Garmin eine aktuelle OSM-Karte geladen hat, und dadurch schneller an einem Ort war, wo Verschüttete vermutet wurden, und dass dieser Zeitvorsprung auch nur verhindert hat, dass einem Opfer das Bein amputiert werden musste... </text:p>
      <text:p text:style-name="P1">Allein die Tatsache, dass <text:span text:style-name="T2">das</text:span> eventuell möglich gemacht wurde, rechtfertigt jede durchgemachte Nacht, jede Anstrengung.</text:p>
      <text:p text:style-name="P1"/>
      <text:p text:style-name="P1">Vielen D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pitch="fixed"/>
    <style:font-face style:name="Rasheeq" svg:font-family="Rasheeq"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Buege</meta:initial-creator>
    <meta:creation-date>2010-03-16T19:32:34</meta:creation-date>
    <dc:date>2010-03-22T00:57:18</dc:date>
    <dc:creator>Michael Buege</dc:creator>
    <meta:editing-duration>PT02H22M00S</meta:editing-duration>
    <meta:editing-cycles>2</meta:editing-cycles>
    <meta:generator>OpenOffice.org/3.1$Linux OpenOffice.org_project/310m19$Build-9420</meta:generator>
    <meta:document-statistic meta:table-count="0" meta:image-count="0" meta:object-count="0" meta:page-count="14" meta:paragraph-count="248" meta:word-count="5365" meta:character-count="34207"/>
  </office:meta>
</office:document-meta>
</file>